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LOS 7 POLLITOS INVERSIONES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ANOCCA PERALTA, PETER JOH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RAMPO VASQUEZ CRISTIAN FERNAN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5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4884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28:3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